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officeooo:rsid="0f0ca65a"/>
    </style:style>
    <style:style style:name="T258" style:family="text">
      <style:text-properties officeooo:rsid="0f95a7a0"/>
    </style:style>
    <style:style style:name="T259" style:family="text">
      <style:text-properties officeooo:rsid="0f8f58bd"/>
    </style:style>
    <style:style style:name="T260" style:family="text">
      <style:text-properties style:text-underline-style="none"/>
    </style:style>
    <style:style style:name="T261" style:family="text">
      <style:text-properties officeooo:rsid="0fe30796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style:text-underline-style="solid" style:text-underline-width="auto" style:text-underline-color="font-color" officeooo:rsid="0feb9a57"/>
    </style:style>
    <style:style style:name="T264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0"><text:user-field-get text:name="Distro">Ubuntu</text:user-field-get></text:span></text:span><text:span text:style-name="T246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4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7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5" draw:name="Gebruiker 1" draw:style-name="gr2" draw:text-style-name="P84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1"><text:span text:style-name="Definition"><text:span text:style-name="T203">g</text:span></text:span><text:span text:style-name="Definition">ebruikersnaam</text:span><text:span text:style-name="Definition"><text:span text:style-name="T260"><text:tab/></text:span></text:span><text:span text:style-name="T202"><draw:control text:anchor-type="as-char" svg:y="-0.4cm" draw:z-index="16" draw:name="Gberuikersnaam 2" draw:style-name="gr2" draw:text-style-name="P84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1">server</text:span></text:span><text:span text:style-name="Definition">NAAM</text:span><text:span text:style-name="T213"><text:tab/><text:tab/><text:tab/></text:span><draw:control text:anchor-type="as-char" svg:y="-0.4cm" draw:z-index="17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18" draw:name="Gebruiker 2" draw:style-name="gr2" draw:text-style-name="P84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1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19" draw:name="Gberuikersnaam 1" draw:style-name="gr2" draw:text-style-name="P84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1101176928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7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1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5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2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23922210363659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0">Vanaf een </text:span><text:span text:style-name="T258">L</text:span><text:span text:style-name="T240">ive </text:span><text:span text:style-name="T259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0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9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23922504844616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0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4">e</text:span>n<text:span text:style-name="T264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2">gebruiker</text:span><text:span text:style-name="T263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1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5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23922921265395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6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3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6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8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4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8">Geschreven </text:span></text:span><text:span text:style-name="Emphasis"><text:span text:style-name="T196">d</text:span></text:span><text:span text:style-name="Emphasis"><text:span text:style-name="T19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8">,</text:span></text:span><text:span text:style-name="Emphasis"><text:span text:style-name="T195"> </text:span></text:span><text:span text:style-name="Strong_20_Emphasis"><text:span text:style-name="T45"><text:user-field-get style:data-style-name="N0" text:name="Releaseyear">2022</text:user-field-get></text:span></text:span><text:span text:style-name="Emphasis"><text:span text:style-name="T1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19T12:39:21.828133044">19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21.666177235</dc:date>
    <meta:keyword>Installatie</meta:keyword>
    <meta:keyword>Checklist</meta:keyword>
    <meta:keyword>Linux</meta:keyword>
    <meta:editing-cycles>6818</meta:editing-cycles>
    <meta:editing-duration>P12DT2H11M41S</meta:editing-duration>
    <dc:creator>Karel Zimmer</dc:creator>
    <meta:document-statistic meta:table-count="4" meta:image-count="0" meta:object-count="0" meta:page-count="4" meta:paragraph-count="79" meta:word-count="465" meta:character-count="3238" meta:non-whitespace-character-count="2802"/>
    <meta:user-defined meta:name="Info 1"/>
    <meta:user-defined meta:name="Info 2"/>
    <meta:user-defined meta:name="Info 3"/>
    <meta:user-defined meta:name="Info 4"/>
  </office:meta>
</office:document-meta>
</file>